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8.C1" style:family="table-cell">
      <style:table-cell-properties fo:background-color="#e6e6ff" fo:padding="0.0382in" fo:border="0.0007in solid #000000">
        <style:background-image/>
      </style:table-cell-properties>
    </style:style>
    <style:style style:name="Table28.A2" style:family="table-cell">
      <style:table-cell-properties fo:padding="0.0382in" fo:border-left="0.0007in solid #000000" fo:border-right="none" fo:border-top="none" fo:border-bottom="0.0007in solid #000000"/>
    </style:style>
    <style:style style:name="Table2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background-color="#e6e6ff" fo:padding="0.0382in" fo:border="0.0007in solid #000000">
        <style:background-image/>
      </style:table-cell-properties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background-color="#e6e6ff" fo:padding="0.0382in" fo:border="0.0007in solid #000000">
        <style:background-image/>
      </style:table-cell-properties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5.C1" style:family="table-cell">
      <style:table-cell-properties fo:background-color="#e6e6ff" fo:padding="0.0382in" fo:border="0.0007in solid #000000">
        <style:background-image/>
      </style:table-cell-properties>
    </style:style>
    <style:style style:name="Table35.A2" style:family="table-cell">
      <style:table-cell-properties fo:padding="0.0382in" fo:border-left="0.0007in solid #000000" fo:border-right="none" fo:border-top="none" fo:border-bottom="0.0007in solid #000000"/>
    </style:style>
    <style:style style:name="Table3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1.7313in" style:rel-column-width="16383*"/>
    </style:style>
    <style:style style:name="Table36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6.D1" style:family="table-cell">
      <style:table-cell-properties fo:background-color="#e6e6ff" fo:padding="0.0382in" fo:border="0.0007in solid #000000">
        <style:background-image/>
      </style:table-cell-properties>
    </style:style>
    <style:style style:name="Table36.A2" style:family="table-cell">
      <style:table-cell-properties fo:padding="0.0382in" fo:border-left="0.0007in solid #000000" fo:border-right="none" fo:border-top="none" fo:border-bottom="0.0007in solid #000000"/>
    </style:style>
    <style:style style:name="Table3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1.7313in" style:rel-column-width="16383*"/>
    </style:style>
    <style:style style:name="Table37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7.D1" style:family="table-cell">
      <style:table-cell-properties fo:background-color="#e6e6ff" fo:padding="0.0382in" fo:border="0.0007in solid #000000">
        <style:background-image/>
      </style:table-cell-properties>
    </style:style>
    <style:style style:name="Table37.A2" style:family="table-cell">
      <style:table-cell-properties fo:padding="0.0382in" fo:border-left="0.0007in solid #000000" fo:border-right="none" fo:border-top="none" fo:border-bottom="0.0007in solid #000000"/>
    </style:style>
    <style:style style:name="Table3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background-color="#e6e6ff" fo:padding="0.0382in" fo:border="0.0007in solid #000000">
        <style:background-image/>
      </style:table-cell-properties>
    </style:style>
    <style:style style:name="Table3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3.4625in" style:rel-column-width="32766*"/>
    </style:style>
    <style:style style:name="Table39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9.B1" style:family="table-cell">
      <style:table-cell-properties fo:background-color="#e6e6ff" fo:padding="0.0382in" fo:border="0.0007in solid #000000">
        <style:background-image/>
      </style:table-cell-properties>
    </style:style>
    <style:style style:name="Table39.A2" style:family="table-cell">
      <style:table-cell-properties fo:padding="0.0382in" fo:border-left="0.0007in solid #000000" fo:border-right="none" fo:border-top="none" fo:border-bottom="0.0007in solid #000000"/>
    </style:style>
    <style:style style:name="Table3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0.C1" style:family="table-cell">
      <style:table-cell-properties fo:background-color="#e6e6ff" fo:padding="0.0382in" fo:border="0.0007in solid #000000">
        <style:background-image/>
      </style:table-cell-properties>
    </style:style>
    <style:style style:name="Table40.A2" style:family="table-cell">
      <style:table-cell-properties fo:padding="0.0382in" fo:border-left="0.0007in solid #000000" fo:border-right="none" fo:border-top="none" fo:border-bottom="0.0007in solid #000000"/>
    </style:style>
    <style:style style:name="Table4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1.7313in" style:rel-column-width="16383*"/>
    </style:style>
    <style:style style:name="Table4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1.D1" style:family="table-cell">
      <style:table-cell-properties fo:background-color="#e6e6ff" fo:padding="0.0382in" fo:border="0.0007in solid #000000">
        <style:background-image/>
      </style:table-cell-properties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2.C1" style:family="table-cell">
      <style:table-cell-properties fo:background-color="#e6e6ff" fo:padding="0.0382in" fo:border="0.0007in solid #000000">
        <style:background-image/>
      </style:table-cell-properties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3.C1" style:family="table-cell">
      <style:table-cell-properties fo:background-color="#e6e6ff" fo:padding="0.0382in" fo:border="0.0007in solid #000000">
        <style:background-image/>
      </style:table-cell-properties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able_20_Heading">
      <style:paragraph-properties fo:background-color="#e6e6ff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ports</text:h>
      <text:h text:style-name="Heading_20_2" text:outline-level="2">closure_q</text:h>
      <text:p text:style-name="Text_20_body">select e.ref_id, b.lib_name, b.lib_desc </text:p>
      <text:p text:style-name="Text_20_body">from Extent e, ctm_reference r, ctm_reference_status s, track..bac b </text:p>
      <text:p text:style-name="Text_20_body">where </text:p>
      <text:p text:style-name="Text_20_body"><text:tab/>r.ctm_reference_status_id = s.ctm_reference_status_id and </text:p>
      <text:p text:style-name="Text_20_body"><text:tab/>convert (numeric,e.ref_id)=b.id and </text:p>
      <text:p text:style-name="Text_20_body"><text:tab/>s.name like<text:span text:style-name="T1">'Draft Submission' </text:span>and </text:p>
      <text:p text:style-name="Text_20_body"><text:tab/>convert(numeric,r.value)=e.Extent_id </text:p>
      <text:p text:style-name="Text_20_body">order by b.lib_name</text:p>
      <table:table table:name="Table28" table:style-name="Table28">
        <table:table-column table:style-name="Table28.A" table:number-columns-repeated="3"/>
        <table:table-row>
          <table:table-cell table:style-name="Table28.A1" office:value-type="string">
            <text:p text:style-name="Table_20_Heading">ref_id</text:p>
          </table:table-cell>
          <table:table-cell table:style-name="Table28.A1" office:value-type="string">
            <text:p text:style-name="Table_20_Heading">lib_name</text:p>
          </table:table-cell>
          <table:table-cell table:style-name="Table28.C1" office:value-type="string">
            <text:p text:style-name="Table_20_Heading">lib_desc</text:p>
          </table:table-cell>
        </table:table-row>
        <table:table-row>
          <table:table-cell table:style-name="Table28.A2" office:value-type="string">
            <text:p text:style-name="Table_20_Contents">37404</text:p>
          </table:table-cell>
          <table:table-cell table:style-name="Table28.A2" office:value-type="string">
            <text:p text:style-name="Table_20_Contents">VIE00012</text:p>
          </table:table-cell>
          <table:table-cell table:style-name="Table28.C2" office:value-type="string">
            <text:p text:style-name="Table_20_Contents">Influenza H1N1</text:p>
          </table:table-cell>
        </table:table-row>
        <table:table-row>
          <table:table-cell table:style-name="Table28.A2" office:value-type="string">
            <text:p text:style-name="Table_20_Contents">37442</text:p>
          </table:table-cell>
          <table:table-cell table:style-name="Table28.A2" office:value-type="string">
            <text:p text:style-name="Table_20_Contents">VIE00210</text:p>
          </table:table-cell>
          <table:table-cell table:style-name="Table28.C2" office:value-type="string">
            <text:p text:style-name="Table_20_Contents">Influenza H1N1</text:p>
          </table:table-cell>
        </table:table-row>
      </table:table>
      <text:p text:style-name="Text_20_body"/>
      <text:h text:style-name="Heading_20_2" text:outline-level="2">closure_q2</text:h>
      <text:p text:style-name="Text_20_body">select e.ref_id </text:p>
      <text:p text:style-name="Text_20_body">from Extent e, ctm_reference r, ctm_reference_status s, track..bac b </text:p>
      <text:p text:style-name="Text_20_body">where </text:p>
      <text:p text:style-name="Text_20_body"><text:tab/>r.ctm_reference_status_id = s.ctm_reference_status_id and</text:p>
      <text:p text:style-name="Text_20_body"><text:tab/>convert (numeric,e.ref_id)=b.id and </text:p>
      <text:p text:style-name="Text_20_body"><text:tab/>s.name like <text:span text:style-name="T1">'Pending'</text:span> and </text:p>
      <text:p text:style-name="Text_20_body"><text:tab/>convert(numeric,r.value)=e.Extent_id </text:p>
      <text:p text:style-name="Text_20_body">order by b.lib_name</text:p>
      <text:p text:style-name="Text_20_body">Note identical to closure_q except for only selects ref_id and ctm_reference_status = 'Pending'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Heading">ref_id</text:p>
          </table:table-cell>
        </table:table-row>
      </table:table>
      <text:p text:style-name="Text_20_body"/>
      <text:h text:style-name="Heading_20_2" text:outline-level="2">closure_q_collection</text:h>
      <text:p text:style-name="Text_20_body">select e.ref_id </text:p>
      <text:p text:style-name="Text_20_body">from Extent e, ctm_reference r, ctm_reference_status s, track..bac b </text:p>
      <text:p text:style-name="Text_20_body">where </text:p>
      <text:p text:style-name="Text_20_body"><text:soft-page-break/><text:tab/>r.ctm_reference_status_id = s.ctm_reference_status_id and</text:p>
      <text:p text:style-name="Text_20_body"><text:tab/>convert (numeric,e.ref_id)=b.id and </text:p>
      <text:p text:style-name="Text_20_body"><text:tab/>s.name like <text:span text:style-name="T1">'Coinfection/Mixed'</text:span> and</text:p>
      <text:p text:style-name="Text_20_body"><text:tab/>convert(numeric,r.value)=e.Extent_id and </text:p>
      <text:p text:style-name="P1"><text:tab/>b.lib_name like "DW%"</text:p>
      <text:p text:style-name="P2">Note: identical to closure_q2 but with ctm_reference_status = 'Coinfection/Mixed' and the added condition of d.lib_name like "XX%"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Heading">ref_id</text:p>
          </table:table-cell>
        </table:table-row>
      </table:table>
      <text:p text:style-name="Text_20_body"/>
      <text:h text:style-name="Heading_20_2" text:outline-level="2">closure_q_date</text:h>
      <text:p text:style-name="Text_20_body">select collection.ref_id as collection, sample.ref_id as sample, h.date_</text:p>
      <text:p text:style-name="Text_20_body">in from Extent collection, Extent sample, ctm_reference r, ctm_reference_history h,</text:p>
      <text:p text:style-name="Text_20_body">ctm_reference_status s </text:p>
      <text:p text:style-name="Text_20_body">where </text:p>
      <text:p text:style-name="Text_20_body"><text:tab/>h.ctm_reference_status_id=s.ctm_reference_status_id and</text:p>
      <text:p text:style-name="Text_20_body"><text:tab/>r.ctm_reference_id=h.ctm_reference_id and </text:p>
      <text:p text:style-name="Text_20_body"><text:tab/>s.name="Validation" and </text:p>
      <text:p text:style-name="Text_20_body"><text:tab/>sample.Extent_id=CONVERT(NUMERIC,r.value) and </text:p>
      <text:p text:style-name="Text_20_body"><text:tab/>sample.parent_id=collection.Extent_id and </text:p>
      <text:p text:style-name="Text_20_body"><text:tab/>collection.ref_id NOT IN ('XX') </text:p>
      <text:p text:style-name="Text_20_body">order by h.date_in</text:p>
      <table:table table:name="Table35" table:style-name="Table35">
        <table:table-column table:style-name="Table35.A" table:number-columns-repeated="3"/>
        <table:table-row>
          <table:table-cell table:style-name="Table35.A1" office:value-type="string">
            <text:p text:style-name="Table_20_Heading">collection</text:p>
          </table:table-cell>
          <table:table-cell table:style-name="Table35.A1" office:value-type="string">
            <text:p text:style-name="Table_20_Heading">sample</text:p>
          </table:table-cell>
          <table:table-cell table:style-name="Table35.C1" office:value-type="string">
            <text:p text:style-name="Table_20_Heading">date_in</text:p>
          </table:table-cell>
        </table:table-row>
        <table:table-row>
          <table:table-cell table:style-name="Table35.A2" office:value-type="string">
            <text:p text:style-name="Table_20_Contents">NHRCA03</text:p>
          </table:table-cell>
          <table:table-cell table:style-name="Table35.A2" office:value-type="string">
            <text:p text:style-name="Table_20_Contents">36035</text:p>
          </table:table-cell>
          <table:table-cell table:style-name="Table35.C2" office:value-type="string">
            <text:p text:style-name="Table_20_Contents">May 20 2011 <text:s/>7:54AM</text:p>
          </table:table-cell>
        </table:table-row>
        <table:table-row>
          <table:table-cell table:style-name="Table35.A2" office:value-type="string">
            <text:p text:style-name="Table_20_Contents">NHRCA03</text:p>
          </table:table-cell>
          <table:table-cell table:style-name="Table35.A2" office:value-type="string">
            <text:p text:style-name="Table_20_Contents">36102</text:p>
          </table:table-cell>
          <table:table-cell table:style-name="Table35.C2" office:value-type="string">
            <text:p text:style-name="Table_20_Contents">May 20 2011 <text:s/>7:55AM</text:p>
          </table:table-cell>
        </table:table-row>
        <table:table-row>
          <table:table-cell table:style-name="Table35.A2" office:value-type="string">
            <text:p text:style-name="Table_20_Contents">...</text:p>
          </table:table-cell>
          <table:table-cell table:style-name="Table35.A2" office:value-type="string">
            <text:p text:style-name="Table_20_Contents">...</text:p>
          </table:table-cell>
          <table:table-cell table:style-name="Table35.C2" office:value-type="string">
            <text:p text:style-name="Table_20_Contents">...</text:p>
          </table:table-cell>
        </table:table-row>
        <table:table-row>
          <table:table-cell table:style-name="Table35.A2" office:value-type="string">
            <text:p text:style-name="Table_20_Contents">VIE01</text:p>
          </table:table-cell>
          <table:table-cell table:style-name="Table35.A2" office:value-type="string">
            <text:p text:style-name="Table_20_Contents">37414</text:p>
          </table:table-cell>
          <table:table-cell table:style-name="Table35.C2" office:value-type="string">
            <text:p text:style-name="Table_20_Contents">Sep <text:s/>6 2011 11:51AM</text:p>
          </table:table-cell>
        </table:table-row>
        <table:table-row>
          <table:table-cell table:style-name="Table35.A2" office:value-type="string">
            <text:p text:style-name="Table_20_Contents">VIE01</text:p>
          </table:table-cell>
          <table:table-cell table:style-name="Table35.A2" office:value-type="string">
            <text:p text:style-name="Table_20_Contents">37414</text:p>
          </table:table-cell>
          <table:table-cell table:style-name="Table35.C2" office:value-type="string">
            <text:p text:style-name="Table_20_Contents">Sep <text:s/>6 2011 11:55AM</text:p>
          </table:table-cell>
        </table:table-row>
        <table:table-row>
          <table:table-cell table:style-name="Table35.A2" office:value-type="string">
            <text:p text:style-name="Table_20_Contents">...</text:p>
          </table:table-cell>
          <table:table-cell table:style-name="Table35.A2" office:value-type="string">
            <text:p text:style-name="Table_20_Contents">...</text:p>
          </table:table-cell>
          <table:table-cell table:style-name="Table35.C2" office:value-type="string">
            <text:p text:style-name="Table_20_Contents">...</text:p>
          </table:table-cell>
        </table:table-row>
      </table:table>
      <text:p text:style-name="Text_20_body"/>
      <text:h text:style-name="Heading_20_2" text:outline-level="2">closure_stat_specific</text:h>
      <text:p text:style-name="Text_20_body">select b.lib_desc,b.lib_name, e.ref_id, s.name </text:p>
      <text:p text:style-name="Text_20_body">from Extent e, ctm_reference r, ctm_reference_status s, track..bac b </text:p>
      <text:p text:style-name="Text_20_body">where </text:p>
      <text:p text:style-name="Text_20_body"><text:soft-page-break/><text:tab/>r.ctm_reference_status_id = s.ctm_reference_status_id and </text:p>
      <text:p text:style-name="Text_20_body"><text:tab/>convert (numeric,e.ref_id)=b.id and</text:p>
      <text:p text:style-name="Text_20_body"><text:tab/>convert(numeric,r.value)=e.Extent_id and </text:p>
      <text:p text:style-name="Text_20_body"><text:tab/>b.lib_name like "<text:span text:style-name="T1">DW09%63</text:span>" </text:p>
      <text:p text:style-name="Text_20_body">order by b.lib_name</text:p>
      <table:table table:name="Table36" table:style-name="Table36">
        <table:table-column table:style-name="Table36.A" table:number-columns-repeated="4"/>
        <table:table-row>
          <table:table-cell table:style-name="Table36.A1" office:value-type="string">
            <text:p text:style-name="Table_20_Heading">lib_desc</text:p>
          </table:table-cell>
          <table:table-cell table:style-name="Table36.A1" office:value-type="string">
            <text:p text:style-name="Table_20_Heading">lib_name</text:p>
          </table:table-cell>
          <table:table-cell table:style-name="Table36.A1" office:value-type="string">
            <text:p text:style-name="Table_20_Heading">ref_id</text:p>
          </table:table-cell>
          <table:table-cell table:style-name="Table36.D1" office:value-type="string">
            <text:p text:style-name="Table_20_Heading">name</text:p>
          </table:table-cell>
        </table:table-row>
        <table:table-row>
          <table:table-cell table:style-name="Table36.A2" office:value-type="string">
            <text:p text:style-name="Table_20_Contents">Influenza H1N1</text:p>
          </table:table-cell>
          <table:table-cell table:style-name="Table36.A2" office:value-type="string">
            <text:p text:style-name="Table_20_Contents">DW0900063</text:p>
          </table:table-cell>
          <table:table-cell table:style-name="Table36.A2" office:value-type="string">
            <text:p text:style-name="Table_20_Contents">27123</text:p>
          </table:table-cell>
          <table:table-cell table:style-name="Table36.D2" office:value-type="string">
            <text:p text:style-name="Table_20_Contents">Published</text:p>
          </table:table-cell>
        </table:table-row>
      </table:table>
      <text:p text:style-name="Text_20_body"/>
      <text:h text:style-name="Heading_20_2" text:outline-level="2">closure_status</text:h>
      <text:p text:style-name="Text_20_body">select e.ref_id, b.lib_desc,b.lib_name, s.name </text:p>
      <text:p text:style-name="Text_20_body">from Extent e, ctm_reference r, ctm_reference_status s, track..bac b </text:p>
      <text:p text:style-name="Text_20_body">where </text:p>
      <text:p text:style-name="Text_20_body"><text:tab/>r.ctm_reference_status_id = s.ctm_reference_status_id and </text:p>
      <text:p text:style-name="Text_20_body"><text:tab/>convert (numeric,e.ref_id)=b.id and</text:p>
      <text:p text:style-name="Text_20_body"><text:tab/>convert(numeric,r.value)=e.Extent_id </text:p>
      <text:p text:style-name="Text_20_body"><text:tab/>and b.lib_name like "<text:span text:style-name="T1">DW%</text:span>" </text:p>
      <text:p text:style-name="Text_20_body">order by s.name</text:p>
      <text:p text:style-name="Text_20_body"/>
      <table:table table:name="Table37" table:style-name="Table37">
        <table:table-column table:style-name="Table37.A" table:number-columns-repeated="4"/>
        <table:table-row>
          <table:table-cell table:style-name="Table37.A1" office:value-type="string">
            <text:p text:style-name="Table_20_Heading">ref_id</text:p>
          </table:table-cell>
          <table:table-cell table:style-name="Table37.A1" office:value-type="string">
            <text:p text:style-name="Table_20_Heading">lib_desc</text:p>
          </table:table-cell>
          <table:table-cell table:style-name="Table37.A1" office:value-type="string">
            <text:p text:style-name="Table_20_Heading">lib_name</text:p>
          </table:table-cell>
          <table:table-cell table:style-name="Table37.D1" office:value-type="string">
            <text:p text:style-name="Table_20_Heading">name</text:p>
          </table:table-cell>
        </table:table-row>
        <table:table-row>
          <table:table-cell table:style-name="Table37.A2" office:value-type="string">
            <text:p text:style-name="Table_20_Contents">30095</text:p>
          </table:table-cell>
          <table:table-cell table:style-name="Table37.A2" office:value-type="string">
            <text:p text:style-name="Table_20_Contents">Influenza H3N2</text:p>
          </table:table-cell>
          <table:table-cell table:style-name="Table37.A2" office:value-type="string">
            <text:p text:style-name="Table_20_Contents">DW0900136</text:p>
          </table:table-cell>
          <table:table-cell table:style-name="Table37.D2" office:value-type="string">
            <text:p text:style-name="Table_20_Contents">Published</text:p>
          </table:table-cell>
        </table:table-row>
        <table:table-row>
          <table:table-cell table:style-name="Table37.A2" office:value-type="string">
            <text:p text:style-name="Table_20_Contents">26953</text:p>
          </table:table-cell>
          <table:table-cell table:style-name="Table37.A2" office:value-type="string">
            <text:p text:style-name="Table_20_Contents">Influenza H1N1</text:p>
          </table:table-cell>
          <table:table-cell table:style-name="Table37.A2" office:value-type="string">
            <text:p text:style-name="Table_20_Contents">DW0900036</text:p>
          </table:table-cell>
          <table:table-cell table:style-name="Table37.D2" office:value-type="string">
            <text:p text:style-name="Table_20_Contents">Unresolved</text:p>
          </table:table-cell>
        </table:table-row>
        <table:table-row>
          <table:table-cell table:style-name="Table37.A2" office:value-type="string">
            <text:p text:style-name="Table_20_Contents">...</text:p>
          </table:table-cell>
          <table:table-cell table:style-name="Table37.A2" office:value-type="string">
            <text:p text:style-name="Table_20_Contents">...</text:p>
          </table:table-cell>
          <table:table-cell table:style-name="Table37.A2" office:value-type="string">
            <text:p text:style-name="Table_20_Contents">...</text:p>
          </table:table-cell>
          <table:table-cell table:style-name="Table37.D2" office:value-type="string">
            <text:p text:style-name="Table_20_Contents">...</text:p>
          </table:table-cell>
        </table:table-row>
      </table:table>
      <text:p text:style-name="Text_20_body"/>
      <text:h text:style-name="Heading_20_2" text:outline-level="2">closure_status2</text:h>
      <text:p text:style-name="Text_20_body">select e.ref_id </text:p>
      <text:p text:style-name="Text_20_body">from Extent e, ctm_reference r, ctm_reference_status s, track..bac b </text:p>
      <text:p text:style-name="Text_20_body">where </text:p>
      <text:p text:style-name="Text_20_body"><text:tab/>r.ctm_reference_status_id = s.ctm_reference_status_id and</text:p>
      <text:p text:style-name="Text_20_body"><text:tab/>convert (numeric,e.ref_id)=b.id and </text:p>
      <text:p text:style-name="Text_20_body"><text:tab/>convert(numeric,r.value)=e.Extent_id and</text:p>
      <text:p text:style-name="Text_20_body"><text:tab/>b.lib_name like "DW%" </text:p>
      <text:p text:style-name="Text_20_body">order by s.name</text:p>
      <table:table table:name="Table38" table:style-name="Table38">
        <table:table-column table:style-name="Table38.A"/>
        <text:soft-page-break/>
        <table:table-row>
          <table:table-cell table:style-name="Table38.A1" office:value-type="string">
            <text:p text:style-name="P4">ref_id</text:p>
          </table:table-cell>
        </table:table-row>
        <table:table-row>
          <table:table-cell table:style-name="Table38.A2" office:value-type="string">
            <text:p text:style-name="Table_20_Contents">26955</text:p>
          </table:table-cell>
        </table:table-row>
        <table:table-row>
          <table:table-cell table:style-name="Table38.A2" office:value-type="string">
            <text:p text:style-name="Table_20_Contents">...</text:p>
          </table:table-cell>
        </table:table-row>
      </table:table>
      <text:p text:style-name="Text_20_body"/>
      <text:h text:style-name="Heading_20_2" text:outline-level="2">closure_status_count</text:h>
      <text:p text:style-name="Text_20_body">select s.name, count(*)</text:p>
      <text:p text:style-name="Text_20_body">from Extent e, ctm_reference r, ctm_reference_status s, track..bac b </text:p>
      <text:p text:style-name="Text_20_body">where </text:p>
      <text:p text:style-name="Text_20_body"><text:tab/>r.ctm_reference_status_id = s.ctm_reference_status_id and</text:p>
      <text:p text:style-name="Text_20_body"><text:tab/>convert (numeric,e.ref_id)=b.id </text:p>
      <text:p text:style-name="Text_20_body"><text:tab/>and convert(numeric,r.value)=e.Extent_id and</text:p>
      <text:p text:style-name="Text_20_body"><text:tab/>b.lib_name like "<text:span text:style-name="T1">DW%</text:span>" </text:p>
      <text:p text:style-name="Text_20_body">group by s.name </text:p>
      <text:p text:style-name="Text_20_body">order by s.name</text:p>
      <table:table table:name="Table39" table:style-name="Table39">
        <table:table-column table:style-name="Table39.A" table:number-columns-repeated="2"/>
        <table:table-row>
          <table:table-cell table:style-name="Table39.A1" office:value-type="string">
            <text:p text:style-name="Table_20_Heading">name</text:p>
          </table:table-cell>
          <table:table-cell table:style-name="Table39.B1" office:value-type="string">
            <text:p text:style-name="Table_20_Heading"/>
          </table:table-cell>
        </table:table-row>
        <table:table-row>
          <table:table-cell table:style-name="Table39.A2" office:value-type="string">
            <text:p text:style-name="Table_20_Contents">Deprecated</text:p>
          </table:table-cell>
          <table:table-cell table:style-name="Table39.B2" office:value-type="string">
            <text:p text:style-name="Table_20_Contents">1</text:p>
          </table:table-cell>
        </table:table-row>
        <table:table-row>
          <table:table-cell table:style-name="Table39.A2" office:value-type="string">
            <text:p text:style-name="Table_20_Contents">Published</text:p>
          </table:table-cell>
          <table:table-cell table:style-name="Table39.B2" office:value-type="string">
            <text:p text:style-name="Table_20_Contents">76</text:p>
          </table:table-cell>
        </table:table-row>
        <table:table-row>
          <table:table-cell table:style-name="Table39.A2" office:value-type="string">
            <text:p text:style-name="Table_20_Contents">Unresolved</text:p>
          </table:table-cell>
          <table:table-cell table:style-name="Table39.B2" office:value-type="string">
            <text:p text:style-name="Table_20_Contents">2</text:p>
          </table:table-cell>
        </table:table-row>
      </table:table>
      <text:p text:style-name="Text_20_body"/>
      <text:h text:style-name="Heading_20_2" text:outline-level="2">FL_closure_list</text:h>
      <text:p text:style-name="Text_20_body">&lt;BAC ID [0-9]{5}&gt;</text:p>
      <text:p text:style-name="Text_20_body"/>
      <text:h text:style-name="Heading_20_2" text:outline-level="2">FL_names</text:h>
      <text:p text:style-name="Text_20_body">&lt;FL[0-9]{5}&gt;</text:p>
      <text:p text:style-name="Text_20_body">FL00001</text:p>
      <text:p text:style-name="Text_20_body"/>
      <text:h text:style-name="Heading_20_2" text:outline-level="2">(FL/SDI0708)_status_sql</text:h>
      <text:p text:style-name="Text_20_body">select b.lib_name, e.ref_id , s.name </text:p>
      <text:p text:style-name="Text_20_body">from Extent e, ctm_reference r, ctm_reference_status s, track..bac b </text:p>
      <text:p text:style-name="Text_20_body">where </text:p>
      <text:p text:style-name="Text_20_body"><text:tab/>r.ctm_reference_status_id = s.ctm_reference_status_id </text:p>
      <text:p text:style-name="Text_20_body"><text:soft-page-break/><text:tab/>and convert (numeric,e.ref_id)=b.id </text:p>
      <text:p text:style-name="Text_20_body"><text:tab/>and convert(numeric,r.value)=e.Extent_id </text:p>
      <text:p text:style-name="Text_20_body"><text:tab/>and b.lib_name in(<text:span text:style-name="T1">"DW0900136","DW0900036"</text:span>)</text:p>
      <text:p text:style-name="Text_20_body">order by s.name</text:p>
      <text:p text:style-name="Text_20_body"/>
      <text:p text:style-name="Text_20_body">FL in (...</text:p>
      <text:p text:style-name="Text_20_body">SDI0708 in (...</text:p>
      <table:table table:name="Table40" table:style-name="Table40">
        <table:table-column table:style-name="Table40.A" table:number-columns-repeated="3"/>
        <table:table-row>
          <table:table-cell table:style-name="Table40.A1" office:value-type="string">
            <text:p text:style-name="Table_20_Heading">lib_name</text:p>
          </table:table-cell>
          <table:table-cell table:style-name="Table40.A1" office:value-type="string">
            <text:p text:style-name="Table_20_Heading">ref_id</text:p>
          </table:table-cell>
          <table:table-cell table:style-name="Table40.C1" office:value-type="string">
            <text:p text:style-name="Table_20_Heading">name</text:p>
          </table:table-cell>
        </table:table-row>
        <table:table-row>
          <table:table-cell table:style-name="Table40.A2" office:value-type="string">
            <text:p text:style-name="Table_20_Contents">DW0900136</text:p>
          </table:table-cell>
          <table:table-cell table:style-name="Table40.A2" office:value-type="string">
            <text:p text:style-name="Table_20_Contents">30095</text:p>
          </table:table-cell>
          <table:table-cell table:style-name="Table40.C2" office:value-type="string">
            <text:p text:style-name="Table_20_Contents">Published</text:p>
          </table:table-cell>
        </table:table-row>
        <table:table-row>
          <table:table-cell table:style-name="Table40.A2" office:value-type="string">
            <text:p text:style-name="Table_20_Contents">DW0900036</text:p>
          </table:table-cell>
          <table:table-cell table:style-name="Table40.A2" office:value-type="string">
            <text:p text:style-name="Table_20_Contents">26953</text:p>
          </table:table-cell>
          <table:table-cell table:style-name="Table40.C2" office:value-type="string">
            <text:p text:style-name="Table_20_Contents">Unresolved</text:p>
          </table:table-cell>
        </table:table-row>
      </table:table>
      <text:p text:style-name="Text_20_body"/>
      <text:h text:style-name="Heading_20_2" text:outline-level="2">gel_query</text:h>
      <text:p text:style-name="Text_20_body">select r.ctm_reference_id, l.bac_id, q.seq_name, q.ed_ln </text:p>
      <text:p text:style-name="Text_20_body">from track..library l, Extent e, track..sample s, ctm_reference r, sequence q </text:p>
      <text:p text:style-name="Text_20_body">where </text:p>
      <text:p text:style-name="Text_20_body"><text:tab/>l.lib_id=s.lib_id and </text:p>
      <text:p text:style-name="Text_20_body"><text:tab/>q.seq_name=s.seq_name and </text:p>
      <text:p text:style-name="Text_20_body"><text:tab/>convert (varchar(36),l.bac_id)=e.ref_id and</text:p>
      <text:p text:style-name="Text_20_body"><text:tab/>convert (varchar(30),e.Extent_id)=r.value and </text:p>
      <text:p text:style-name="Text_20_body"><text:tab/>s.gel_id between 1040499 and 1040500 </text:p>
      <text:p text:style-name="Text_20_body">order by l.bac_id</text:p>
      <table:table table:name="Table41" table:style-name="Table41">
        <table:table-column table:style-name="Table41.A" table:number-columns-repeated="4"/>
        <table:table-row>
          <table:table-cell table:style-name="Table41.A1" office:value-type="string">
            <text:p text:style-name="Table_20_Heading">ctm_reference_id</text:p>
          </table:table-cell>
          <table:table-cell table:style-name="Table41.A1" office:value-type="string">
            <text:p text:style-name="Table_20_Heading">bac_id</text:p>
          </table:table-cell>
          <table:table-cell table:style-name="Table41.A1" office:value-type="string">
            <text:p text:style-name="Table_20_Heading">seq_name</text:p>
          </table:table-cell>
          <table:table-cell table:style-name="Table41.D1" office:value-type="string">
            <text:p text:style-name="Table_20_Heading">ed_ln</text:p>
          </table:table-cell>
        </table:table-row>
      </table:table>
      <text:p text:style-name="Text_20_body"/>
      <text:h text:style-name="Heading_20_2" text:outline-level="2">IME.list</text:h>
      <text:p text:style-name="Text_20_body">HI01<text:tab/>26279<text:tab/>Mar <text:s/>9 2009 <text:s/>1:54PM</text:p>
      <text:p text:style-name="Text_20_body">HI01<text:tab/>26278<text:tab/>Mar <text:s/>9 2009 <text:s/>2:32PM</text:p>
      <text:p text:style-name="Text_20_body">...</text:p>
      <text:p text:style-name="Text_20_body">SJC01<text:tab/>26558<text:tab/>Mar 23 2009 10:45AM</text:p>
      <text:p text:style-name="Text_20_body">...</text:p>
      <text:p text:style-name="Text_20_body"/>
      <text:h text:style-name="Heading_20_2" text:outline-level="2"><text:soft-page-break/>kdodson@kdodson-lx</text:h>
      <text:p text:style-name="Text_20_body">35205<text:tab/>Human respiratory syncytial virusRSV00077<text:tab/>RSV00077<text:tab/>Closure KD</text:p>
      <text:p text:style-name="Text_20_body">35188<text:tab/>Human respiratory syncytial virusRSV00050<text:tab/>RSV00050<text:tab/>Closure NF</text:p>
      <text:p text:style-name="Text_20_body">35198<text:tab/>Human respiratory syncytial virusRSV00038<text:tab/>RSV00038<text:tab/>Closure NF</text:p>
      <text:p text:style-name="Text_20_body">...</text:p>
      <text:h text:style-name="Heading_20_2" text:outline-level="2">list</text:h>
      <text:p text:style-name="Text_20_body"></text:p>
      <text:p text:style-name="Text_20_body"></text:p>
      <text:h text:style-name="Heading_20_2" text:outline-level="2">list.1</text:h>
      <text:p text:style-name="Text_20_body">29834<text:tab/>Influenza H1N1<text:tab/>AGS00001<text:tab/>Published</text:p>
      <text:p text:style-name="Text_20_body">29835<text:tab/>Influenza H1N1<text:tab/>AGS00002<text:tab/>Published</text:p>
      <text:p text:style-name="Text_20_body">...</text:p>
      <text:p text:style-name="Text_20_body">32041<text:tab/>Influenza H1N1<text:tab/>AGS00044<text:tab/>Initial Manual Edit</text:p>
      <text:p text:style-name="Text_20_body"/>
      <text:h text:style-name="Heading_20_2" text:outline-level="2">monthly_updates</text:h>
      <text:h text:style-name="Heading_20_3" text:outline-level="3">multi_closure_q</text:h>
      <text:p text:style-name="Text_20_body">select e.ref_id, b.lib_name, b.lib_desc</text:p>
      <text:p text:style-name="Text_20_body">from Extent e, ctm_reference r, ctm_reference_status s, track..bac b </text:p>
      <text:p text:style-name="Text_20_body">where </text:p>
      <text:p text:style-name="Text_20_body"><text:tab/>r.ctm_reference_status_id = s.ctm_reference_status_id and </text:p>
      <text:p text:style-name="Text_20_body"><text:tab/>convert (numeric,e.ref_id)=b.id and </text:p>
      <text:p text:style-name="Text_20_body"><text:tab/>s.name like 'Primer Design' and </text:p>
      <text:p text:style-name="Text_20_body"><text:tab/>convert(numeric,r.value)=e.Extent_id</text:p>
      <text:p text:style-name="Text_20_body">union all</text:p>
      <text:p text:style-name="Text_20_body">select e.ref_id, b.lib_name, b.lib_desc from Extent e, ctm_reference r, ctm_reference_status s, track..bac b where r.ctm_reference_status_id = s.ctm_reference_status_id and convert (numeric,e.ref_id)=b.id and s.name like 'Hold' and convert(numeric,r.value)=e.Extent_id</text:p>
      <text:p text:style-name="Text_20_body">union all</text:p>
      <text:p text:style-name="Text_20_body">select e.ref_id, b.lib_name, b.lib_desc from Extent e, ctm_reference r, ctm_reference_status s, track..bac b where r.ctm_reference_status_id = s.ctm_reference_status_id and convert (numeric,e.ref_id)=b.id and s.name like 'Temp Hold' and convert(numeric,r.value)=e.Extent_id</text:p>
      <text:p text:style-name="Text_20_body">union all</text:p>
      <text:p text:style-name="Text_20_body"><text:soft-page-break/>select e.ref_id, b.lib_name, b.lib_desc from Extent e, ctm_reference r, ctm_reference_status s, track..bac b where r.ctm_reference_status_id = s.ctm_reference_status_id and convert (numeric,e.ref_id)=b.id and s.name like 'Coinfection/Mixed' and convert(numeric,r.value)=e.Extent_id</text:p>
      <table:table table:name="Table42" table:style-name="Table42">
        <table:table-column table:style-name="Table42.A" table:number-columns-repeated="3"/>
        <table:table-row>
          <table:table-cell table:style-name="Table42.A1" office:value-type="string">
            <text:p text:style-name="Table_20_Heading">ref_id</text:p>
          </table:table-cell>
          <table:table-cell table:style-name="Table42.A1" office:value-type="string">
            <text:p text:style-name="Table_20_Heading">lib_name</text:p>
          </table:table-cell>
          <table:table-cell table:style-name="Table42.C1" office:value-type="string">
            <text:p text:style-name="Table_20_Heading">lib_desc</text:p>
          </table:table-cell>
        </table:table-row>
      </table:table>
      <text:p text:style-name="Text_20_body"/>
      <text:h text:style-name="Heading_20_3" text:outline-level="3">one_person_q</text:h>
      <text:p text:style-name="Text_20_body">select e.ref_id, b.lib_name, b.lib_desc</text:p>
      <text:p text:style-name="Text_20_body">from Extent e, ctm_reference r, ctm_reference_status s, track..bac b </text:p>
      <text:p text:style-name="Text_20_body">where </text:p>
      <text:p text:style-name="Text_20_body"><text:tab/>r.ctm_reference_status_id = s.ctm_reference_status_id and </text:p>
      <text:p text:style-name="Text_20_body"><text:tab/>convert (numeric,e.ref_id)=b.id and </text:p>
      <text:p text:style-name="Text_20_body"><text:tab/>s.name like 'Closure KD' and </text:p>
      <text:p text:style-name="Text_20_body"><text:tab/>convert(numeric,r.value)=e.Extent_id</text:p>
      <table:table table:name="Table43" table:style-name="Table43">
        <table:table-column table:style-name="Table43.A" table:number-columns-repeated="3"/>
        <table:table-row>
          <table:table-cell table:style-name="Table43.A1" office:value-type="string">
            <text:p text:style-name="Table_20_Heading">ref_id</text:p>
          </table:table-cell>
          <table:table-cell table:style-name="Table43.A1" office:value-type="string">
            <text:p text:style-name="Table_20_Heading">lib_name</text:p>
          </table:table-cell>
          <table:table-cell table:style-name="Table43.C1" office:value-type="string">
            <text:p text:style-name="Table_20_Heading">lib_desc</text:p>
          </table:table-cell>
        </table:table-row>
      </table:table>
      <text:h text:style-name="Heading_20_3" text:outline-level="3"/>
      <text:h text:style-name="Heading_20_3" text:outline-level="3">plateTool.log</text:h>
      <text:p text:style-name="Text_20_body">2010-12-07 16:46:03,922 [plateTool] :: INFO - Selected Plate #9</text:p>
      <text:p text:style-name="Text_20_body">2010-12-07 16:46:45,085 [root] :: DEBUG - Querying database for primer with sequence: TGTAAAACGACGGCCAGTGATGRTATCACCCCTGGCTGT</text:p>
      <text:p text:style-name="Text_20_body">2010-12-07 16:46:45,171 [root] :: INFO - Found potential primer match:PB2_H1N1_F_298M13</text:p>
      <text:p text:style-name="Text_20_body">...</text:p>
      <text:p text:style-name="Text_20_body"/>
      <text:h text:style-name="Heading_20_3" text:outline-level="3">single_sample_status</text:h>
      <text:p text:style-name="Text_20_body">select b.lib_name , e.ref_id , s.name</text:p>
      <text:p text:style-name="Text_20_body">from Extent e, ctm_reference r, ctm_reference_status s, track..bac b</text:p>
      <text:p text:style-name="Text_20_body">where </text:p>
      <text:p text:style-name="Text_20_body"><text:tab/>r.ctm_reference_status_id = s.ctm_reference_status_id and </text:p>
      <text:p text:style-name="Text_20_body"><text:tab/>convert (numeric,e.ref_id)=b.id and </text:p>
      <text:p text:style-name="Text_20_body"><text:tab/>convert(numeric,r.value)=e.Extent_id and </text:p>
      <text:p text:style-name="Text_20_body"><text:tab/>e.ref_id = "29725"</text:p>
      <text:p text:style-name="Text_20_body"></text:p>
      <text:h text:style-name="Heading_20_3" text:outline-level="3">submission_q</text:h>
      <text:p text:style-name="Text_20_body">select collection.ref_id as collection, sample.ref_id as sample, h.date_in</text:p>
      <text:p text:style-name="Text_20_body">from Extent collection, Extent sample, ctm_reference r, ctm_reference_history h, ctm_reference_status s </text:p>
      <text:p text:style-name="Text_20_body"><text:soft-page-break/>where </text:p>
      <text:p text:style-name="Text_20_body"><text:tab/>h.ctm_reference_status_id=s.ctm_reference_status_id and</text:p>
      <text:p text:style-name="Text_20_body"><text:tab/> r.ctm_reference_id=h.ctm_reference_id and </text:p>
      <text:p text:style-name="Text_20_body"><text:tab/>s.name="Published" and </text:p>
      <text:p text:style-name="Text_20_body"><text:tab/>sample.Extent_id=CONVERT(NUMERIC,r.value) and </text:p>
      <text:p text:style-name="Text_20_body"><text:tab/>sample.parent_id=collection.Extent_id and </text:p>
      <text:p text:style-name="Text_20_body"><text:tab/>collection.ref_id NOT IN ('XX') and </text:p>
      <text:p text:style-name="Text_20_body"><text:tab/>h.date_in &gt; 'Dec 31 2007' and </text:p>
      <text:p text:style-name="Text_20_body"><text:tab/>h.date_in &lt; 'Jan 1 2009' </text:p>
      <text:p text:style-name="Text_20_body">order by h.date_in</text:p>
      <text:h text:style-name="Heading_20_3" text:outline-level="3"/>
      <text:h text:style-name="Heading_20_3" text:outline-level="3">task_count_year</text:h>
      <text:p text:style-name="Text_20_body">select ctm_task_type_id, creation_date, sample </text:p>
      <text:p text:style-name="Text_20_body">from ctm_task </text:p>
      <text:p text:style-name="Text_20_body">where </text:p>
      <text:p text:style-name="Text_20_body"><text:tab/>creation_date &gt; 'Jan 01 2010' and </text:p>
      <text:p text:style-name="Text_20_body"><text:tab/>creation_date &lt; 'May 11 2010' and </text:p>
      <text:p text:style-name="Text_20_body"><text:tab/>ctm_task_type_id = 1</text:p>
      <text:p text:style-name="Text_20_body"></text:p>
      <text:h text:style-name="Heading_20_3" text:outline-level="3">validation_q</text:h>
      <text:p text:style-name="Text_20_body">select distinct e.ref_id</text:p>
      <text:p text:style-name="Text_20_body">from Extent e, ctm_reference cr, ctm_reference_history h</text:p>
      <text:p text:style-name="Text_20_body">where </text:p>
      <text:p text:style-name="Text_20_body"><text:tab/>convert(numeric,cr.value)=e.Extent_id and </text:p>
      <text:p text:style-name="Text_20_body"><text:tab/>cr.ctm_reference_id=h.ctm_reference_id and </text:p>
      <text:p text:style-name="Text_20_body"><text:tab/>h.ctm_reference_status_id=66 and </text:p>
      <text:p text:style-name="Text_20_body"><text:tab/>h.date_in &gt; "Aug 31 2009" and </text:p>
      <text:p text:style-name="Text_20_body"><text:tab/>h.date_in &lt; "Oct 01 2009"</text:p>
      <text:p text:style-name="Text_20_body"/>
      <text:h text:style-name="Heading_20_3" text:outline-level="3">validation_q2</text:h>
      <text:p text:style-name="Text_20_body">select collection.ref_id as collection, sample.ref_id as sample, h.date_in </text:p>
      <text:p text:style-name="Text_20_body">from Extent collection, Extent sample, ctm_reference r, ctm_reference_history h, ctm_reference_status s </text:p>
      <text:p text:style-name="Text_20_body">where </text:p>
      <text:p text:style-name="Text_20_body"><text:soft-page-break/><text:tab/>h.ctm_reference_status_id=s.ctm_reference_status_id and</text:p>
      <text:p text:style-name="Text_20_body"><text:tab/> r.ctm_reference_id=h.ctm_reference_id </text:p>
      <text:p text:style-name="Text_20_body"><text:tab/>and s.name="Validation" and</text:p>
      <text:p text:style-name="Text_20_body"><text:tab/>sample.Extent_id=CONVERT(NUMERIC,r.value) and </text:p>
      <text:p text:style-name="Text_20_body"><text:tab/>sample.parent_id=collection.Extent_id and </text:p>
      <text:p text:style-name="Text_20_body"><text:tab/>collection.ref_id NOT IN ('XX') and </text:p>
      <text:p text:style-name="Text_20_body"><text:tab/>h.date_in &gt; 'Jan 31 2009' and </text:p>
      <text:p text:style-name="Text_20_body"><text:tab/>h.date_in &lt; 'Feb 28 2009' </text:p>
      <text:p text:style-name="Text_20_body">order by h.date_in</text:p>
      <text:p text:style-name="Text_20_body"/>
      <text:h text:style-name="Heading_20_2" text:outline-level="2">MONTHLY</text:h>
      <text:h text:style-name="Heading_20_3" text:outline-level="3">collection_val_(giv3/swiv)</text:h>
      <text:p text:style-name="Text_20_body">select distinct e.ref_id</text:p>
      <text:p text:style-name="Text_20_body">from Extent e, ctm_reference cr, ctm_reference_history h</text:p>
      <text:p text:style-name="Text_20_body">where </text:p>
      <text:p text:style-name="Text_20_body"><text:tab/>convert(numeric,cr.value)=e.Extent_id and </text:p>
      <text:p text:style-name="Text_20_body"><text:tab/>cr.ctm_reference_id=h.ctm_reference_id and </text:p>
      <text:p text:style-name="Text_20_body"><text:tab/>h.ctm_reference_status_id=<text:span text:style-name="T1">X</text:span> and </text:p>
      <text:p text:style-name="Text_20_body"><text:tab/>h.date_in &gt; "Aug 31 2009" and </text:p>
      <text:p text:style-name="Text_20_body"><text:tab/>h.date_in &lt; "Oct 01 2009"</text:p>
      <text:p text:style-name="Text_20_body">swiv X = 86 as swiv::tm_reference_status_id[86] = Collection Validation</text:p>
      <text:p text:style-name="Text_20_body">giv3 X = 68 as giv3::tm_reference_status_id[68] = Collection Validation</text:p>
      <text:p text:style-name="Text_20_body"/>
      <text:h text:style-name="Heading_20_3" text:outline-level="3">DW09_pending_giv</text:h>
      <text:p text:style-name="Text_20_body">select distinct e.ref_id</text:p>
      <text:p text:style-name="Text_20_body">from Extent e, ctm_reference cr, ctm_reference_history h</text:p>
      <text:p text:style-name="Text_20_body">where </text:p>
      <text:p text:style-name="Text_20_body"><text:tab/>convert(numeric,cr.value)=e.Extent_id and </text:p>
      <text:p text:style-name="Text_20_body"><text:tab/>cr.ctm_reference_id=h.ctm_reference_id and </text:p>
      <text:p text:style-name="Text_20_body"><text:tab/>h.ctm_reference_status_id=81 and </text:p>
      <text:p text:style-name="Text_20_body"><text:tab/>h.date_in &gt; "Aug 31 2009" and </text:p>
      <text:p text:style-name="Text_20_body"><text:tab/>h.date_in &lt; "Oct 01 2009"</text:p>
      <text:p text:style-name="Text_20_body">giv::tm_reference_status_id[81] = DW09 Pending</text:p>
      <text:p text:style-name="Text_20_body"><text:soft-page-break/></text:p>
      <text:h text:style-name="Heading_20_3" text:outline-level="3">validation_(giv/giv3/swiv)</text:h>
      <text:p text:style-name="Text_20_body">select distinct e.ref_id </text:p>
      <text:p text:style-name="Text_20_body">from Extent e, ctm_reference cr, ctm_reference_history h</text:p>
      <text:p text:style-name="Text_20_body">where </text:p>
      <text:p text:style-name="Text_20_body"><text:tab/>convert(numeric,cr.value)=e.Extent_id and </text:p>
      <text:p text:style-name="Text_20_body"><text:tab/>cr.ctm_reference_id=h.ctm_reference_id and </text:p>
      <text:p text:style-name="Text_20_body"><text:tab/>h.ctm_reference_status_id=<text:span text:style-name="T1">X</text:span> and </text:p>
      <text:p text:style-name="Text_20_body"><text:tab/>h.date_in &gt; "Aug 31 2009" and </text:p>
      <text:p text:style-name="Text_20_body"><text:tab/>h.date_in &lt; "Oct 01 2009"</text:p>
      <text:p text:style-name="Text_20_body">giv X = 23 as giv::ctm_reference_status_id[23] = Validation</text:p>
      <text:p text:style-name="Text_20_body">giv3 X = 25 as giv3::ctm_reference_status_id[25] = Validation</text:p>
      <text:p text:style-name="Text_20_body">swiv X = 66 as swiv::ctm_reference_status_id[66] = Validation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in" fo:border-left="none" fo:border-right="none" fo:border-top="none" fo:border-bottom="0.0138in solid #000000" style:shadow="non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border-line-width-bottom="0.0008in 0.0138in 0.0008in" fo:padding="0in" fo:border-left="none" fo:border-right="none" fo:border-top="none" fo:border-bottom="0.0154in double #000000" style:shadow="none">
        <style:tab-stops/>
        <style:drop-cap/>
        <style:background-image/>
      </style:paragraph-properties>
      <style:text-properties fo:font-size="16pt" fo:font-style="normal" style:text-underline-style="none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.0799in" style:page-number="auto" fo:background-color="transparent" fo:padding="0in" fo:border-left="none" fo:border-right="none" fo:border-top="none" fo:border-bottom="0.0071in solid #999999" style:shadow="none">
        <style:tab-stops>
          <style:tab-stop style:position="3in" style:type="right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09-13T13:30:57</meta:creation-date>
    <meta:document-statistic meta:table-count="12" meta:image-count="0" meta:object-count="0" meta:page-count="10" meta:paragraph-count="323" meta:word-count="1026" meta:character-count="9570"/>
    <dc:date>2011-09-13T13:31:18</dc:date>
    <dc:creator>Peter Edworthy</dc:creator>
    <meta:editing-duration>PT00H00M21S</meta:editing-duration>
    <meta:editing-cycles>1</meta:editing-cycles>
    <meta:generator>OpenOffice.org/3.1$Unix OpenOffice.org_project/310m19$Build-9420</meta:generator>
  </office:meta>
</office:document-meta>
</file>